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38.06mm"/>
    </style:style>
    <style:style style:name="co5" style:family="table-column">
      <style:table-column-properties fo:break-before="auto" style:column-width="26.6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7.92mm"/>
    </style:style>
    <style:style style:name="co8" style:family="table-column">
      <style:table-column-properties fo:break-before="auto" style:column-width="14.83mm"/>
    </style:style>
    <style:style style:name="co9" style:family="table-column">
      <style:table-column-properties fo:break-before="auto" style:column-width="15.68mm"/>
    </style:style>
    <style:style style:name="co10" style:family="table-column">
      <style:table-column-properties fo:break-before="auto" style:column-width="27.4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PageStyle_5f_dades">
      <style:table-properties table:display="true" style:writing-mode="lr-tb"/>
    </style:style>
    <style:style style:name="ta2" style:family="table" style:master-page-name="PageStyle_5f_gràfica">
      <style:table-properties table:display="true" style:writing-mode="lr-tb"/>
    </style:style>
    <style:style style:name="ta3" style:family="table" style:master-page-name="PageStyle_5f_funcions">
      <style:table-properties table:display="true" style:writing-mode="lr-tb"/>
    </style:style>
    <style:style style:name="ta4" style:family="table" style:master-page-name="PageStyle_5f_procediment_20_de_20_regressió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c0504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c0504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c0504d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c0504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c0504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c0504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rotation-align="none"/>
      <style:text-properties fo:color="#c0504d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d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índex</text:p>
          </table:table-cell>
          <table:table-cell table:style-name="ce1" office:value-type="string" calcext:value-type="string">
            <text:p>densitat</text:p>
          </table:table-cell>
          <table:table-cell table:number-columns-repeated="1022"/>
        </table:table-row>
        <table:table-row table:style-name="ro1">
          <table:table-cell office:value-type="float" office:value="1.5139" calcext:value-type="float">
            <text:p>1,5139</text:p>
          </table:table-cell>
          <table:table-cell office:value-type="float" office:value="2.4801" calcext:value-type="float">
            <text:p>2,4801</text:p>
          </table:table-cell>
          <table:table-cell table:number-columns-repeated="1022"/>
        </table:table-row>
        <table:table-row table:style-name="ro1">
          <table:table-cell office:value-type="float" office:value="1.5153" calcext:value-type="float">
            <text:p>1,5153</text:p>
          </table:table-cell>
          <table:table-cell office:value-type="float" office:value="2.4819" calcext:value-type="float">
            <text:p>2,4819</text:p>
          </table:table-cell>
          <table:table-cell table:number-columns-repeated="1022"/>
        </table:table-row>
        <table:table-row table:style-name="ro1">
          <table:table-cell office:value-type="float" office:value="1.5155" calcext:value-type="float">
            <text:p>1,5155</text:p>
          </table:table-cell>
          <table:table-cell office:value-type="float" office:value="2.4791" calcext:value-type="float">
            <text:p>2,4791</text:p>
          </table:table-cell>
          <table:table-cell table:number-columns-repeated="1022"/>
        </table:table-row>
        <table:table-row table:style-name="ro1">
          <table:table-cell office:value-type="float" office:value="1.5155" calcext:value-type="float">
            <text:p>1,5155</text:p>
          </table:table-cell>
          <table:table-cell office:value-type="float" office:value="2.4796" calcext:value-type="float">
            <text:p>2,4796</text:p>
          </table:table-cell>
          <table:table-cell table:number-columns-repeated="1022"/>
        </table:table-row>
        <table:table-row table:style-name="ro1">
          <table:table-cell office:value-type="float" office:value="1.5156" calcext:value-type="float">
            <text:p>1,5156</text:p>
          </table:table-cell>
          <table:table-cell office:value-type="float" office:value="2.4773" calcext:value-type="float">
            <text:p>2,4773</text:p>
          </table:table-cell>
          <table:table-cell table:number-columns-repeated="1022"/>
        </table:table-row>
        <table:table-row table:style-name="ro1">
          <table:table-cell office:value-type="float" office:value="1.5157" calcext:value-type="float">
            <text:p>1,5157</text:p>
          </table:table-cell>
          <table:table-cell office:value-type="float" office:value="2.4811" calcext:value-type="float">
            <text:p>2,4811</text:p>
          </table:table-cell>
          <table:table-cell table:number-columns-repeated="1022"/>
        </table:table-row>
        <table:table-row table:style-name="ro1">
          <table:table-cell office:value-type="float" office:value="1.5158" calcext:value-type="float">
            <text:p>1,5158</text:p>
          </table:table-cell>
          <table:table-cell office:value-type="float" office:value="2.4765" calcext:value-type="float">
            <text:p>2,4765</text:p>
          </table:table-cell>
          <table:table-cell table:number-columns-repeated="1022"/>
        </table:table-row>
        <table:table-row table:style-name="ro1">
          <table:table-cell office:value-type="float" office:value="1.5159" calcext:value-type="float">
            <text:p>1,5159</text:p>
          </table:table-cell>
          <table:table-cell office:value-type="float" office:value="2.4781" calcext:value-type="float">
            <text:p>2,4781</text:p>
          </table:table-cell>
          <table:table-cell table:number-columns-repeated="1022"/>
        </table:table-row>
        <table:table-row table:style-name="ro1">
          <table:table-cell office:value-type="float" office:value="1.516" calcext:value-type="float">
            <text:p>1,516</text:p>
          </table:table-cell>
          <table:table-cell office:value-type="float" office:value="2.4909" calcext:value-type="float">
            <text:p>2,4909</text:p>
          </table:table-cell>
          <table:table-cell table:number-columns-repeated="1022"/>
        </table:table-row>
        <table:table-row table:style-name="ro1">
          <table:table-cell office:value-type="float" office:value="1.5161" calcext:value-type="float">
            <text:p>1,5161</text:p>
          </table:table-cell>
          <table:table-cell office:value-type="float" office:value="2.4843" calcext:value-type="float">
            <text:p>2,4843</text:p>
          </table:table-cell>
          <table:table-cell table:number-columns-repeated="1022"/>
        </table:table-row>
        <table:table-row table:style-name="ro1">
          <table:table-cell office:value-type="float" office:value="1.5165" calcext:value-type="float">
            <text:p>1,5165</text:p>
          </table:table-cell>
          <table:table-cell office:value-type="float" office:value="2.4858" calcext:value-type="float">
            <text:p>2,4858</text:p>
          </table:table-cell>
          <table:table-cell table:number-columns-repeated="1022"/>
        </table:table-row>
        <table:table-row table:style-name="ro1">
          <table:table-cell office:value-type="float" office:value="1.5178" calcext:value-type="float">
            <text:p>1,5178</text:p>
          </table:table-cell>
          <table:table-cell office:value-type="float" office:value="2.495" calcext:value-type="float">
            <text:p>2,495</text:p>
          </table:table-cell>
          <table:table-cell table:number-columns-repeated="1022"/>
        </table:table-row>
        <table:table-row table:style-name="ro1">
          <table:table-cell office:value-type="float" office:value="1.5181" calcext:value-type="float">
            <text:p>1,5181</text:p>
          </table:table-cell>
          <table:table-cell office:value-type="float" office:value="2.4922" calcext:value-type="float">
            <text:p>2,4922</text:p>
          </table:table-cell>
          <table:table-cell table:number-columns-repeated="1022"/>
        </table:table-row>
        <table:table-row table:style-name="ro1">
          <table:table-cell office:value-type="float" office:value="1.5191" calcext:value-type="float">
            <text:p>1,5191</text:p>
          </table:table-cell>
          <table:table-cell office:value-type="float" office:value="2.5035" calcext:value-type="float">
            <text:p>2,5035</text:p>
          </table:table-cell>
          <table:table-cell table:number-columns-repeated="1022"/>
        </table:table-row>
        <table:table-row table:style-name="ro1">
          <table:table-cell office:value-type="float" office:value="1.5227" calcext:value-type="float">
            <text:p>1,5227</text:p>
          </table:table-cell>
          <table:table-cell office:value-type="float" office:value="2.5086" calcext:value-type="float">
            <text:p>2,5086</text:p>
          </table:table-cell>
          <table:table-cell table:number-columns-repeated="1022"/>
        </table:table-row>
        <table:table-row table:style-name="ro1">
          <table:table-cell office:value-type="float" office:value="1.5227" calcext:value-type="float">
            <text:p>1,5227</text:p>
          </table:table-cell>
          <table:table-cell office:value-type="float" office:value="2.5117" calcext:value-type="float">
            <text:p>2,5117</text:p>
          </table:table-cell>
          <table:table-cell table:number-columns-repeated="1022"/>
        </table:table-row>
        <table:table-row table:style-name="ro1">
          <table:table-cell office:value-type="float" office:value="1.5232" calcext:value-type="float">
            <text:p>1,5232</text:p>
          </table:table-cell>
          <table:table-cell office:value-type="float" office:value="2.5146" calcext:value-type="float">
            <text:p>2,5146</text:p>
          </table:table-cell>
          <table:table-cell table:number-columns-repeated="1022"/>
        </table:table-row>
        <table:table-row table:style-name="ro1">
          <table:table-cell office:value-type="float" office:value="1.5253" calcext:value-type="float">
            <text:p>1,5253</text:p>
          </table:table-cell>
          <table:table-cell office:value-type="float" office:value="2.5187" calcext:value-type="float">
            <text:p>2,5187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àfica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gràfica.F17" table:end-x="12.16mm" table:end-y="2.64mm" draw:z-index="0" draw:name="1 Gráfico" draw:style-name="gr1" draw:text-style-name="P1" svg:width="116.75mm" svg:height="70.11mm" svg:x="0mm" svg:y="0mm">
              <draw:object draw:notify-on-update-of-ranges="funcions.B1:funcions.B1 funcions.B2:funcions.B19 funcions.A2:funcions.A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ions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" table:number-columns-repeated="996" table:default-cell-style-name="Default"/>
        <table:table-row table:style-name="ro2">
          <table:table-cell table:style-name="ce1" office:value-type="string" calcext:value-type="string">
            <text:p>índex</text:p>
          </table:table-cell>
          <table:table-cell table:style-name="ce1" office:value-type="string" calcext:value-type="string">
            <text:p>densitat</text:p>
          </table:table-cell>
          <table:table-cell/>
          <table:table-cell table:style-name="ce2" office:value-type="string" calcext:value-type="string">
            <text:p>Aplicant funcions de regressió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Aplicant càlcul matricial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1.5139" calcext:value-type="float">
            <text:p>1,5139</text:p>
          </table:table-cell>
          <table:table-cell office:value-type="float" office:value="2.4801" calcext:value-type="float">
            <text:p>2,4801</text:p>
          </table:table-cell>
          <table:table-cell table:number-columns-repeated="12"/>
          <table:table-cell table:style-name="ce5" table:number-columns-repeated="14"/>
          <table:table-cell table:number-columns-repeated="996"/>
        </table:table-row>
        <table:table-row table:style-name="ro3">
          <table:table-cell office:value-type="float" office:value="1.5153" calcext:value-type="float">
            <text:p>1,5153</text:p>
          </table:table-cell>
          <table:table-cell office:value-type="float" office:value="2.4819" calcext:value-type="float">
            <text:p>2,4819</text:p>
          </table:table-cell>
          <table:table-cell table:number-columns-repeated="5"/>
          <table:table-cell table:style-name="ce5" office:value-type="string" calcext:value-type="string">
            <text:p><text:s text:c="9"/>Matriu X</text:p>
          </table:table-cell>
          <table:table-cell table:number-columns-repeated="2"/>
          <table:table-cell table:style-name="ce5" office:value-type="string" calcext:value-type="string">
            <text:p>X^t</text:p>
          </table:table-cell>
          <table:table-cell table:style-name="ce5" office:value-type="string" calcext:value-type="string">
            <text:p>Matriu X transposada</text:p>
          </table:table-cell>
          <table:table-cell table:style-name="ce5" table:number-columns-repeated="2"/>
          <table:table-cell table:number-columns-repeated="1010"/>
        </table:table-row>
        <table:table-row table:style-name="ro3">
          <table:table-cell office:value-type="float" office:value="1.5155" calcext:value-type="float">
            <text:p>1,5155</text:p>
          </table:table-cell>
          <table:table-cell office:value-type="float" office:value="2.4791" calcext:value-type="float">
            <text:p>2,4791</text:p>
          </table:table-cell>
          <table:table-cell/>
          <table:table-cell table:style-name="ce3" office:value-type="string" calcext:value-type="string">
            <text:p>coeficient de correlació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indep</text:p>
          </table:table-cell>
          <table:table-cell table:style-name="ce11" office:value-type="string" calcext:value-type="string">
            <text:p>índex</text:p>
          </table:table-cell>
          <table:table-cell table:number-columns-repeated="1015"/>
        </table:table-row>
        <table:table-row table:style-name="ro1">
          <table:table-cell office:value-type="float" office:value="1.5155" calcext:value-type="float">
            <text:p>1,5155</text:p>
          </table:table-cell>
          <table:table-cell office:value-type="float" office:value="2.4796" calcext:value-type="float">
            <text:p>2,4796</text:p>
          </table:table-cell>
          <table:table-cell/>
          <table:table-cell table:style-name="ce3" office:value-type="string" calcext:value-type="string">
            <text:p>r</text:p>
          </table:table-cell>
          <table:table-cell table:style-name="ce3" table:formula="of:=CORREL([.A1:.A19];[.B1:.B19])" office:value-type="float" office:value="0.960767149241705" calcext:value-type="float">
            <text:p>0,960767149241705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39" calcext:value-type="float">
            <text:p>1,5139</text:p>
          </table:table-cell>
          <table:table-cell/>
          <table:table-cell table:style-name="ce14" table:number-matrix-columns-spanned="18" table:number-matrix-rows-spanned="2" table:formula="of:=TRANSPOSE([.H5:.I22])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.5156" calcext:value-type="float">
            <text:p>1,5156</text:p>
          </table:table-cell>
          <table:table-cell office:value-type="float" office:value="2.4773" calcext:value-type="float">
            <text:p>2,4773</text:p>
          </table:table-cell>
          <table:table-cell/>
          <table:table-cell table:style-name="ce3" office:value-type="string" calcext:value-type="string">
            <text:p>coeficients de la recta</text:p>
          </table:table-cell>
          <table:table-cell table:style-name="ce3"/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53" calcext:value-type="float">
            <text:p>1,5153</text:p>
          </table:table-cell>
          <table:table-cell/>
          <table:table-cell table:style-name="ce15" office:value-type="float" office:value="1.5139" calcext:value-type="float">
            <text:p>1,5139</text:p>
          </table:table-cell>
          <table:table-cell table:style-name="ce17" office:value-type="float" office:value="1.5153" calcext:value-type="float">
            <text:p>1,5153</text:p>
          </table:table-cell>
          <table:table-cell table:style-name="ce17" office:value-type="float" office:value="1.5155" calcext:value-type="float">
            <text:p>1,5155</text:p>
          </table:table-cell>
          <table:table-cell table:style-name="ce17" office:value-type="float" office:value="1.5155" calcext:value-type="float">
            <text:p>1,5155</text:p>
          </table:table-cell>
          <table:table-cell table:style-name="ce17" office:value-type="float" office:value="1.5156" calcext:value-type="float">
            <text:p>1,5156</text:p>
          </table:table-cell>
          <table:table-cell table:style-name="ce17" office:value-type="float" office:value="1.5157" calcext:value-type="float">
            <text:p>1,5157</text:p>
          </table:table-cell>
          <table:table-cell table:style-name="ce17" office:value-type="float" office:value="1.5158" calcext:value-type="float">
            <text:p>1,5158</text:p>
          </table:table-cell>
          <table:table-cell table:style-name="ce17" office:value-type="float" office:value="1.5159" calcext:value-type="float">
            <text:p>1,5159</text:p>
          </table:table-cell>
          <table:table-cell table:style-name="ce17" office:value-type="float" office:value="1.516" calcext:value-type="float">
            <text:p>1,516</text:p>
          </table:table-cell>
          <table:table-cell table:style-name="ce17" office:value-type="float" office:value="1.5161" calcext:value-type="float">
            <text:p>1,5161</text:p>
          </table:table-cell>
          <table:table-cell table:style-name="ce17" office:value-type="float" office:value="1.5165" calcext:value-type="float">
            <text:p>1,5165</text:p>
          </table:table-cell>
          <table:table-cell table:style-name="ce17" office:value-type="float" office:value="1.5178" calcext:value-type="float">
            <text:p>1,5178</text:p>
          </table:table-cell>
          <table:table-cell table:style-name="ce17" office:value-type="float" office:value="1.5181" calcext:value-type="float">
            <text:p>1,5181</text:p>
          </table:table-cell>
          <table:table-cell table:style-name="ce17" office:value-type="float" office:value="1.5191" calcext:value-type="float">
            <text:p>1,5191</text:p>
          </table:table-cell>
          <table:table-cell table:style-name="ce17" office:value-type="float" office:value="1.5227" calcext:value-type="float">
            <text:p>1,5227</text:p>
          </table:table-cell>
          <table:table-cell table:style-name="ce17" office:value-type="float" office:value="1.5227" calcext:value-type="float">
            <text:p>1,5227</text:p>
          </table:table-cell>
          <table:table-cell table:style-name="ce17" office:value-type="float" office:value="1.5232" calcext:value-type="float">
            <text:p>1,5232</text:p>
          </table:table-cell>
          <table:table-cell table:style-name="ce19" office:value-type="float" office:value="1.5253" calcext:value-type="float">
            <text:p>1,5253</text:p>
          </table:table-cell>
          <table:table-cell table:number-columns-repeated="996"/>
        </table:table-row>
        <table:table-row table:style-name="ro1">
          <table:table-cell office:value-type="float" office:value="1.5157" calcext:value-type="float">
            <text:p>1,5157</text:p>
          </table:table-cell>
          <table:table-cell office:value-type="float" office:value="2.4811" calcext:value-type="float">
            <text:p>2,4811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55" calcext:value-type="float">
            <text:p>1,5155</text:p>
          </table:table-cell>
          <table:table-cell table:number-columns-repeated="1015"/>
        </table:table-row>
        <table:table-row table:style-name="ro1">
          <table:table-cell office:value-type="float" office:value="1.5158" calcext:value-type="float">
            <text:p>1,5158</text:p>
          </table:table-cell>
          <table:table-cell office:value-type="float" office:value="2.4765" calcext:value-type="float">
            <text:p>2,4765</text:p>
          </table:table-cell>
          <table:table-cell/>
          <table:table-cell table:style-name="ce4" table:number-matrix-columns-spanned="2" table:number-matrix-rows-spanned="1" table:formula="of:=LINEST([.B2:.B19];[.A2:.A19];1)" office:value-type="float" office:value="4.06967999652642" calcext:value-type="float">
            <text:p>4,06967999652642</text:p>
          </table:table-cell>
          <table:table-cell table:style-name="ce7" office:value-type="float" office:value="-3.68597257117219" calcext:value-type="float">
            <text:p>-3,68597257117219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55" calcext:value-type="float">
            <text:p>1,5155</text:p>
          </table:table-cell>
          <table:table-cell table:number-columns-repeated="1015"/>
        </table:table-row>
        <table:table-row table:style-name="ro1">
          <table:table-cell office:value-type="float" office:value="1.5159" calcext:value-type="float">
            <text:p>1,5159</text:p>
          </table:table-cell>
          <table:table-cell office:value-type="float" office:value="2.4781" calcext:value-type="float">
            <text:p>2,4781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56" calcext:value-type="float">
            <text:p>1,5156</text:p>
          </table:table-cell>
          <table:table-cell table:number-columns-repeated="1015"/>
        </table:table-row>
        <table:table-row table:style-name="ro1">
          <table:table-cell office:value-type="float" office:value="1.516" calcext:value-type="float">
            <text:p>1,516</text:p>
          </table:table-cell>
          <table:table-cell office:value-type="float" office:value="2.4909" calcext:value-type="float">
            <text:p>2,4909</text:p>
          </table:table-cell>
          <table:table-cell/>
          <table:table-cell table:style-name="ce5" office:value-type="string" calcext:value-type="string">
            <text:p>nou valor de x</text:p>
          </table:table-cell>
          <table:table-cell table:style-name="ce3" office:value-type="string" calcext:value-type="string">
            <text:p>predicció o pronòstic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57" calcext:value-type="float">
            <text:p>1,5157</text:p>
          </table:table-cell>
          <table:table-cell table:number-columns-repeated="1015"/>
        </table:table-row>
        <table:table-row table:style-name="ro1">
          <table:table-cell office:value-type="float" office:value="1.5161" calcext:value-type="float">
            <text:p>1,5161</text:p>
          </table:table-cell>
          <table:table-cell office:value-type="float" office:value="2.4843" calcext:value-type="float">
            <text:p>2,4843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58" calcext:value-type="float">
            <text:p>1,5158</text:p>
          </table:table-cell>
          <table:table-cell/>
          <table:table-cell table:style-name="ce5" office:value-type="string" calcext:value-type="string">
            <text:p>X^t X</text:p>
          </table:table-cell>
          <table:table-cell table:style-name="ce5" office:value-type="string" calcext:value-type="string">
            <text:p>multiplicar Xtransposada per X</text:p>
          </table:table-cell>
          <table:table-cell table:style-name="ce5" table:number-columns-repeated="3"/>
          <table:table-cell table:style-name="ce5" office:value-type="string" calcext:value-type="string">
            <text:p>X^t Y</text:p>
          </table:table-cell>
          <table:table-cell table:style-name="ce5" office:value-type="string" calcext:value-type="string">
            <text:p>Multiplicar Xtransposada per Y</text:p>
          </table:table-cell>
          <table:table-cell table:style-name="ce5" table:number-columns-repeated="11"/>
          <table:table-cell table:number-columns-repeated="996"/>
        </table:table-row>
        <table:table-row table:style-name="ro3">
          <table:table-cell office:value-type="float" office:value="1.5165" calcext:value-type="float">
            <text:p>1,5165</text:p>
          </table:table-cell>
          <table:table-cell office:value-type="float" office:value="2.4858" calcext:value-type="float">
            <text:p>2,4858</text:p>
          </table:table-cell>
          <table:table-cell/>
          <table:table-cell table:style-name="ce6" office:value-type="float" office:value="1.521" calcext:value-type="float">
            <text:p>1,521</text:p>
          </table:table-cell>
          <table:table-cell table:style-name="ce3" table:formula="of:=FORECAST([.D12];[.B2:.B19];[.A2:.A19])" office:value-type="float" office:value="2.5040107035445" calcext:value-type="float">
            <text:p>2,5040107035445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59" calcext:value-type="float">
            <text:p>1,5159</text:p>
          </table:table-cell>
          <table:table-cell table:number-columns-repeated="1015"/>
        </table:table-row>
        <table:table-row table:style-name="ro1">
          <table:table-cell office:value-type="float" office:value="1.5178" calcext:value-type="float">
            <text:p>1,5178</text:p>
          </table:table-cell>
          <table:table-cell office:value-type="float" office:value="2.495" calcext:value-type="float">
            <text:p>2,495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6" calcext:value-type="float">
            <text:p>1,516</text:p>
          </table:table-cell>
          <table:table-cell/>
          <table:table-cell table:style-name="ce14" table:number-matrix-columns-spanned="2" table:number-matrix-rows-spanned="2" table:formula="of:=MMULT([.K5:.AB6];[.H5:.I22])" office:value-type="float" office:value="18" calcext:value-type="float">
            <text:p>18</text:p>
          </table:table-cell>
          <table:table-cell table:style-name="ce18" office:value-type="float" office:value="27.3207" calcext:value-type="float">
            <text:p>27,3207</text:p>
          </table:table-cell>
          <table:table-cell table:number-columns-repeated="3"/>
          <table:table-cell table:style-name="ce20" table:number-matrix-columns-spanned="1" table:number-matrix-rows-spanned="2" table:formula="of:=MMULT([.K5:.AB6];[.B2:.B19])" office:value-type="float" office:value="44.839" calcext:value-type="float">
            <text:p>44,839</text:p>
          </table:table-cell>
          <table:table-cell table:number-columns-repeated="1008"/>
        </table:table-row>
        <table:table-row table:style-name="ro3">
          <table:table-cell office:value-type="float" office:value="1.5181" calcext:value-type="float">
            <text:p>1,5181</text:p>
          </table:table-cell>
          <table:table-cell office:value-type="float" office:value="2.4922" calcext:value-type="float">
            <text:p>2,4922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61" calcext:value-type="float">
            <text:p>1,5161</text:p>
          </table:table-cell>
          <table:table-cell/>
          <table:table-cell table:style-name="ce15" office:value-type="float" office:value="27.3207" calcext:value-type="float">
            <text:p>27,3207</text:p>
          </table:table-cell>
          <table:table-cell table:style-name="ce19" office:value-type="float" office:value="41.46800573" calcext:value-type="float">
            <text:p>41,46800573</text:p>
          </table:table-cell>
          <table:table-cell table:number-columns-repeated="3"/>
          <table:table-cell table:style-name="ce21" office:value-type="float" office:value="68.05816259" calcext:value-type="float">
            <text:p>68,05816259</text:p>
          </table:table-cell>
          <table:table-cell table:number-columns-repeated="1008"/>
        </table:table-row>
        <table:table-row table:style-name="ro1">
          <table:table-cell office:value-type="float" office:value="1.5191" calcext:value-type="float">
            <text:p>1,5191</text:p>
          </table:table-cell>
          <table:table-cell office:value-type="float" office:value="2.5035" calcext:value-type="float">
            <text:p>2,5035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65" calcext:value-type="float">
            <text:p>1,5165</text:p>
          </table:table-cell>
          <table:table-cell table:number-columns-repeated="1015"/>
        </table:table-row>
        <table:table-row table:style-name="ro1">
          <table:table-cell office:value-type="float" office:value="1.5227" calcext:value-type="float">
            <text:p>1,5227</text:p>
          </table:table-cell>
          <table:table-cell office:value-type="float" office:value="2.5086" calcext:value-type="float">
            <text:p>2,5086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78" calcext:value-type="float">
            <text:p>1,5178</text:p>
          </table:table-cell>
          <table:table-cell/>
          <table:table-cell table:style-name="ce5" office:value-type="string" calcext:value-type="string">
            <text:p>X^tX invertida</text:p>
          </table:table-cell>
          <table:table-cell table:style-name="ce5" table:number-columns-repeated="3"/>
          <table:table-cell table:style-name="ce3" office:value-type="string" calcext:value-type="string">
            <text:p>coeficients de la recta </text:p>
          </table:table-cell>
          <table:table-cell table:style-name="ce3" table:number-columns-repeated="2"/>
          <table:table-cell table:style-name="ce5" table:number-columns-repeated="11"/>
          <table:table-cell table:number-columns-repeated="996"/>
        </table:table-row>
        <table:table-row table:style-name="ro3">
          <table:table-cell office:value-type="float" office:value="1.5227" calcext:value-type="float">
            <text:p>1,5227</text:p>
          </table:table-cell>
          <table:table-cell office:value-type="float" office:value="2.5117" calcext:value-type="float">
            <text:p>2,5117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81" calcext:value-type="float">
            <text:p>1,5181</text:p>
          </table:table-cell>
          <table:table-cell table:number-columns-repeated="1015"/>
        </table:table-row>
        <table:table-row table:style-name="ro1">
          <table:table-cell office:value-type="float" office:value="1.5232" calcext:value-type="float">
            <text:p>1,5232</text:p>
          </table:table-cell>
          <table:table-cell office:value-type="float" office:value="2.5146" calcext:value-type="float">
            <text:p>2,5146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191" calcext:value-type="float">
            <text:p>1,5191</text:p>
          </table:table-cell>
          <table:table-cell/>
          <table:table-cell table:style-name="ce14" table:number-matrix-columns-spanned="2" table:number-matrix-rows-spanned="2" table:formula="of:=MINVERSE([.K13:.L14])" office:value-type="float" office:value="12003.5331319604" calcext:value-type="float">
            <text:p>12003,5331319604</text:p>
          </table:table-cell>
          <table:table-cell table:style-name="ce18" office:value-type="float" office:value="-7908.38435235143" calcext:value-type="float">
            <text:p>-7908,38435235143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22" table:number-matrix-columns-spanned="1" table:number-matrix-rows-spanned="2" table:formula="of:=MMULT([.K18:.L19];[.P13:.P14])" office:value-type="float" office:value="-3.68597257160582" calcext:value-type="float">
            <text:p>-3,68597257160582</text:p>
          </table:table-cell>
          <table:table-cell table:number-columns-repeated="1008"/>
        </table:table-row>
        <table:table-row table:style-name="ro3">
          <table:table-cell office:value-type="float" office:value="1.5253" calcext:value-type="float">
            <text:p>1,5253</text:p>
          </table:table-cell>
          <table:table-cell office:value-type="float" office:value="2.5187" calcext:value-type="float">
            <text:p>2,5187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227" calcext:value-type="float">
            <text:p>1,5227</text:p>
          </table:table-cell>
          <table:table-cell/>
          <table:table-cell table:style-name="ce15" office:value-type="float" office:value="-7908.38435235143" calcext:value-type="float">
            <text:p>-7908,38435235143</text:p>
          </table:table-cell>
          <table:table-cell table:style-name="ce19" office:value-type="float" office:value="5210.36863412452" calcext:value-type="float">
            <text:p>5210,36863412452</text:p>
          </table:table-cell>
          <table:table-cell table:number-columns-repeated="2"/>
          <table:table-cell table:style-name="ce3" office:value-type="string" calcext:value-type="string">
            <text:p>b</text:p>
          </table:table-cell>
          <table:table-cell table:style-name="ce23" office:value-type="float" office:value="4.06967999681365" calcext:value-type="float">
            <text:p>4,0696799968136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227" calcext:value-type="float">
            <text:p>1,522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.5232" calcext:value-type="float">
            <text:p>1,5232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.5253" calcext:value-type="float">
            <text:p>1,5253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ediment de regressió" table:style-name="ta4">
        <table:table-column table:style-name="co1" table:default-cell-style-name="Default"/>
        <table:table-column table:style-name="co10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Resumen</text:p>
          </table:table-cell>
          <table:table-cell table:number-columns-repeated="8"/>
          <table:table-cell>
            <draw:frame table:end-cell-address="'procediment de regressió'.O10" table:end-x="20.91mm" table:end-y="4.75mm" draw:z-index="0" draw:name="1 Gráfico" draw:style-name="gr1" draw:text-style-name="P1" svg:width="125.51mm" svg:height="45.76mm" svg:x="0mm" svg:y="0mm">
              <draw:object draw:notify-on-update-of-ranges="'procediment de regressió'.C25:'procediment de regressió'.C42 funcions.A2:funcions.A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24" office:value-type="string" calcext:value-type="string" table:number-columns-spanned="2" table:number-rows-spanned="1">
            <text:p>Estadísticas de la regresión</text:p>
          </table:table-cell>
          <table:covered-table-cell table:style-name="ce24"/>
          <table:table-cell table:number-columns-repeated="1022"/>
        </table:table-row>
        <table:table-row table:style-name="ro1">
          <table:table-cell table:style-name="ce25" office:value-type="string" calcext:value-type="string">
            <text:p>Coeficiente de correlación múltiple</text:p>
          </table:table-cell>
          <table:table-cell table:style-name="ce25" office:value-type="float" office:value="0.960767149241705" calcext:value-type="float">
            <text:p>0,960767149241705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Coeficiente de determinación R^2</text:p>
          </table:table-cell>
          <table:table-cell table:style-name="ce25" office:value-type="float" office:value="0.923073515062032" calcext:value-type="float">
            <text:p>0,923073515062032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^2 <text:s/>ajustado</text:p>
          </table:table-cell>
          <table:table-cell table:style-name="ce25" office:value-type="float" office:value="0.918265609753409" calcext:value-type="float">
            <text:p>0,918265609753409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Error típico</text:p>
          </table:table-cell>
          <table:table-cell table:style-name="ce25" office:value-type="float" office:value="0.00406898270423313" calcext:value-type="float">
            <text:p>0,004068982704233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Observaciones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ANÁLISIS DE VARIANZA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4" office:value-type="string" calcext:value-type="string">
            <text:p>Grados de libertad</text:p>
          </table:table-cell>
          <table:table-cell table:style-name="ce24" office:value-type="string" calcext:value-type="string">
            <text:p>Suma de cuadrados</text:p>
          </table:table-cell>
          <table:table-cell table:style-name="ce24" office:value-type="string" calcext:value-type="string">
            <text:p>Promedio de los cuadrados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Valor crítico de F</text:p>
          </table:table-cell>
          <table:table-cell table:number-columns-repeated="1018"/>
        </table:table-row>
        <table:table-row table:style-name="ro1">
          <table:table-cell table:style-name="ce25" office:value-type="string" calcext:value-type="string">
            <text:p>Regresió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00317871852048685" calcext:value-type="float">
            <text:p>0,003178718520487</text:p>
          </table:table-cell>
          <table:table-cell table:style-name="ce25" office:value-type="float" office:value="191.990785135991" calcext:value-type="float">
            <text:p>191,990785135991</text:p>
          </table:table-cell>
          <table:table-cell table:style-name="ce25" office:value-type="float" office:value="0.000000000249515180938048" calcext:value-type="float">
            <text:p>2,49515180938048E-10</text:p>
          </table:table-cell>
          <table:table-cell table:number-columns-repeated="3"/>
          <table:table-cell table:style-name="ce27" office:value-type="string" calcext:value-type="string">
            <text:p>Heurísticament, el model és bo si els residus estan centrats en zero</text:p>
          </table:table-cell>
          <table:table-cell table:style-name="ce27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5" office:value-type="string" calcext:value-type="string">
            <text:p>Residuos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.000264905923957573" calcext:value-type="float">
            <text:p>0,000264905923958</text:p>
          </table:table-cell>
          <table:table-cell table:style-name="ce25" office:value-type="float" office:value="0.0000165566202473483" calcext:value-type="float">
            <text:p>1,65566202473483E-05</text:p>
          </table:table-cell>
          <table:table-cell table:style-name="ce25" table:number-columns-repeated="2"/>
          <table:table-cell table:number-columns-repeated="3"/>
          <table:table-cell table:style-name="ce27" office:value-type="string" calcext:value-type="string">
            <text:p>i el seu valor absolut és raonablement petit</text:p>
          </table:table-cell>
          <table:table-cell table:style-name="ce27" table:number-columns-repeated="4"/>
          <table:table-cell table:style-name="ce3"/>
          <table:table-cell table:number-columns-repeated="1009"/>
        </table:table-row>
        <table:table-row table:style-name="ro3">
          <table:table-cell table:style-name="ce26" office:value-type="string" calcext:value-type="string">
            <text:p>Total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.00344362444444443" calcext:value-type="float">
            <text:p>0,003443624444444</text:p>
          </table:table-cell>
          <table:table-cell table:style-name="ce26" table:number-columns-repeated="3"/>
          <table:table-cell table:number-columns-repeated="3"/>
          <table:table-cell table:style-name="ce27" office:value-type="string" calcext:value-type="string">
            <text:p>Pautes no lineals de residus es corresponen a models no lineals</text:p>
          </table:table-cell>
          <table:table-cell table:style-name="ce27" table:number-columns-repeated="4"/>
          <table:table-cell table:style-name="ce3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1">
          <table:table-cell table:style-name="ce24"/>
          <table:table-cell table:style-name="ce24" office:value-type="string" calcext:value-type="string">
            <text:p>Coeficientes</text:p>
          </table:table-cell>
          <table:table-cell table:style-name="ce24" office:value-type="string" calcext:value-type="string">
            <text:p>Error típico</text:p>
          </table:table-cell>
          <table:table-cell table:style-name="ce24" office:value-type="string" calcext:value-type="string">
            <text:p>Estadístico t</text:p>
          </table:table-cell>
          <table:table-cell table:style-name="ce24" office:value-type="string" calcext:value-type="string">
            <text:p>Probabilidad</text:p>
          </table:table-cell>
          <table:table-cell table:style-name="ce24" office:value-type="string" calcext:value-type="string">
            <text:p>Inferior 95%</text:p>
          </table:table-cell>
          <table:table-cell table:style-name="ce24" office:value-type="string" calcext:value-type="string">
            <text:p>Superior 95%</text:p>
          </table:table-cell>
          <table:table-cell table:style-name="ce24" office:value-type="string" calcext:value-type="string">
            <text:p>Inferior 95,0%</text:p>
          </table:table-cell>
          <table:table-cell table:style-name="ce24" office:value-type="string" calcext:value-type="string">
            <text:p>Superior 95,0%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Intercepción</text:p>
          </table:table-cell>
          <table:table-cell table:style-name="ce25" office:value-type="float" office:value="-3.68597257117217" calcext:value-type="float">
            <text:p>-3,68597257117217</text:p>
          </table:table-cell>
          <table:table-cell table:style-name="ce25" office:value-type="float" office:value="0.445800336105296" calcext:value-type="float">
            <text:p>0,445800336105296</text:p>
          </table:table-cell>
          <table:table-cell table:style-name="ce25" office:value-type="float" office:value="-8.26821397977044" calcext:value-type="float">
            <text:p>-8,26821397977044</text:p>
          </table:table-cell>
          <table:table-cell table:style-name="ce25" office:value-type="float" office:value="0.000000360578274888794" calcext:value-type="float">
            <text:p>3,60578274888794E-07</text:p>
          </table:table-cell>
          <table:table-cell table:style-name="ce25" office:value-type="float" office:value="-4.63102705980905" calcext:value-type="float">
            <text:p>-4,63102705980905</text:p>
          </table:table-cell>
          <table:table-cell table:style-name="ce25" office:value-type="float" office:value="-2.7409180825353" calcext:value-type="float">
            <text:p>-2,7409180825353</text:p>
          </table:table-cell>
          <table:table-cell table:style-name="ce25" office:value-type="float" office:value="-4.63102705980905" calcext:value-type="float">
            <text:p>-4,63102705980905</text:p>
          </table:table-cell>
          <table:table-cell table:style-name="ce25" office:value-type="float" office:value="-2.7409180825353" calcext:value-type="float">
            <text:p>-2,7409180825353</text:p>
          </table:table-cell>
          <table:table-cell table:number-columns-repeated="1015"/>
        </table:table-row>
        <table:table-row table:style-name="ro3">
          <table:table-cell table:style-name="ce26" office:value-type="string" calcext:value-type="string">
            <text:p>índex</text:p>
          </table:table-cell>
          <table:table-cell table:style-name="ce26" office:value-type="float" office:value="4.06967999652641" calcext:value-type="float">
            <text:p>4,06967999652641</text:p>
          </table:table-cell>
          <table:table-cell table:style-name="ce26" office:value-type="float" office:value="0.293710903466135" calcext:value-type="float">
            <text:p>0,293710903466135</text:p>
          </table:table-cell>
          <table:table-cell table:style-name="ce26" office:value-type="float" office:value="13.8560739437978" calcext:value-type="float">
            <text:p>13,8560739437978</text:p>
          </table:table-cell>
          <table:table-cell table:style-name="ce26" office:value-type="float" office:value="0.000000000249515180938048" calcext:value-type="float">
            <text:p>2,49515180938048E-10</text:p>
          </table:table-cell>
          <table:table-cell table:style-name="ce26" office:value-type="float" office:value="3.44704069995868" calcext:value-type="float">
            <text:p>3,44704069995868</text:p>
          </table:table-cell>
          <table:table-cell table:style-name="ce26" office:value-type="float" office:value="4.69231929309415" calcext:value-type="float">
            <text:p>4,69231929309415</text:p>
          </table:table-cell>
          <table:table-cell table:style-name="ce26" office:value-type="float" office:value="3.44704069995868" calcext:value-type="float">
            <text:p>3,44704069995868</text:p>
          </table:table-cell>
          <table:table-cell table:style-name="ce26" office:value-type="float" office:value="4.69231929309415" calcext:value-type="float">
            <text:p>4,6923192930941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nálisis de los residual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24" office:value-type="string" calcext:value-type="string">
            <text:p>Observación</text:p>
          </table:table-cell>
          <table:table-cell table:style-name="ce24" office:value-type="string" calcext:value-type="string">
            <text:p>Pronóstico densitat</text:p>
          </table:table-cell>
          <table:table-cell table:style-name="ce24" office:value-type="string" calcext:value-type="string">
            <text:p>Residuos</text:p>
          </table:table-cell>
          <table:table-cell table:number-columns-repeated="1021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float" office:value="2.47511597556916" calcext:value-type="float">
            <text:p>2,47511597556916</text:p>
          </table:table-cell>
          <table:table-cell table:style-name="ce25" office:value-type="float" office:value="0.00498402443084078" calcext:value-type="float">
            <text:p>0,004984024430841</text:p>
          </table:table-cell>
          <table:table-cell table:number-columns-repeated="1021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5" office:value-type="float" office:value="2.4808135275643" calcext:value-type="float">
            <text:p>2,4808135275643</text:p>
          </table:table-cell>
          <table:table-cell table:style-name="ce25" office:value-type="float" office:value="0.00108647243570337" calcext:value-type="float">
            <text:p>0,001086472435703</text:p>
          </table:table-cell>
          <table:table-cell table:number-columns-repeated="1021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float" office:value="2.4816274635636" calcext:value-type="float">
            <text:p>2,4816274635636</text:p>
          </table:table-cell>
          <table:table-cell table:style-name="ce25" office:value-type="float" office:value="-0.00252746356360189" calcext:value-type="float">
            <text:p>-0,002527463563602</text:p>
          </table:table-cell>
          <table:table-cell table:number-columns-repeated="1021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5" office:value-type="float" office:value="2.4816274635636" calcext:value-type="float">
            <text:p>2,4816274635636</text:p>
          </table:table-cell>
          <table:table-cell table:style-name="ce25" office:value-type="float" office:value="-0.00202746356360173" calcext:value-type="float">
            <text:p>-0,002027463563602</text:p>
          </table:table-cell>
          <table:table-cell table:number-columns-repeated="1021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float" office:value="2.48203443156325" calcext:value-type="float">
            <text:p>2,48203443156325</text:p>
          </table:table-cell>
          <table:table-cell table:style-name="ce25" office:value-type="float" office:value="-0.00473443156325448" calcext:value-type="float">
            <text:p>-0,004734431563254</text:p>
          </table:table-cell>
          <table:table-cell table:number-columns-repeated="1021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float" office:value="2.48244139956291" calcext:value-type="float">
            <text:p>2,48244139956291</text:p>
          </table:table-cell>
          <table:table-cell table:style-name="ce25" office:value-type="float" office:value="-0.0013413995629068" calcext:value-type="float">
            <text:p>-0,001341399562907</text:p>
          </table:table-cell>
          <table:table-cell table:number-columns-repeated="1021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float" office:value="2.48284836756256" calcext:value-type="float">
            <text:p>2,48284836756256</text:p>
          </table:table-cell>
          <table:table-cell table:style-name="ce25" office:value-type="float" office:value="-0.00634836756255952" calcext:value-type="float">
            <text:p>-0,00634836756256</text:p>
          </table:table-cell>
          <table:table-cell table:number-columns-repeated="1021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float" office:value="2.48325533556221" calcext:value-type="float">
            <text:p>2,48325533556221</text:p>
          </table:table-cell>
          <table:table-cell table:style-name="ce25" office:value-type="float" office:value="-0.00515533556221248" calcext:value-type="float">
            <text:p>-0,005155335562212</text:p>
          </table:table-cell>
          <table:table-cell table:number-columns-repeated="1021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5" office:value-type="float" office:value="2.48366230356186" calcext:value-type="float">
            <text:p>2,48366230356186</text:p>
          </table:table-cell>
          <table:table-cell table:style-name="ce25" office:value-type="float" office:value="0.0072376964381351" calcext:value-type="float">
            <text:p>0,007237696438135</text:p>
          </table:table-cell>
          <table:table-cell table:number-columns-repeated="1021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.48406927156152" calcext:value-type="float">
            <text:p>2,48406927156152</text:p>
          </table:table-cell>
          <table:table-cell table:style-name="ce25" office:value-type="float" office:value="0.000230728438482597" calcext:value-type="float">
            <text:p>0,000230728438483</text:p>
          </table:table-cell>
          <table:table-cell table:number-columns-repeated="1021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.48569714356013" calcext:value-type="float">
            <text:p>2,48569714356013</text:p>
          </table:table-cell>
          <table:table-cell table:style-name="ce25" office:value-type="float" office:value="0.000102856439871957" calcext:value-type="float">
            <text:p>0,000102856439872</text:p>
          </table:table-cell>
          <table:table-cell table:number-columns-repeated="1021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.49098772755561" calcext:value-type="float">
            <text:p>2,49098772755561</text:p>
          </table:table-cell>
          <table:table-cell table:style-name="ce25" office:value-type="float" office:value="0.0040122724443874" calcext:value-type="float">
            <text:p>0,004012272444387</text:p>
          </table:table-cell>
          <table:table-cell table:number-columns-repeated="1021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.49220863155457" calcext:value-type="float">
            <text:p>2,49220863155457</text:p>
          </table:table-cell>
          <table:table-cell table:style-name="ce25" office:value-type="float" office:value="-0.00000863155457020426" calcext:value-type="float">
            <text:p>-8,63155457020426E-06</text:p>
          </table:table-cell>
          <table:table-cell table:number-columns-repeated="1021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.4962783115511" calcext:value-type="float">
            <text:p>2,4962783115511</text:p>
          </table:table-cell>
          <table:table-cell table:style-name="ce25" office:value-type="float" office:value="0.00722168844890359" calcext:value-type="float">
            <text:p>0,007221688448904</text:p>
          </table:table-cell>
          <table:table-cell table:number-columns-repeated="1021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.51092915953859" calcext:value-type="float">
            <text:p>2,51092915953859</text:p>
          </table:table-cell>
          <table:table-cell table:style-name="ce25" office:value-type="float" office:value="-0.0023291595385917" calcext:value-type="float">
            <text:p>-0,002329159538592</text:p>
          </table:table-cell>
          <table:table-cell table:number-columns-repeated="1021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.51092915953859" calcext:value-type="float">
            <text:p>2,51092915953859</text:p>
          </table:table-cell>
          <table:table-cell table:style-name="ce25" office:value-type="float" office:value="0.000770840461408184" calcext:value-type="float">
            <text:p>0,000770840461408</text:p>
          </table:table-cell>
          <table:table-cell table:number-columns-repeated="1021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.51296399953686" calcext:value-type="float">
            <text:p>2,51296399953686</text:p>
          </table:table-cell>
          <table:table-cell table:style-name="ce25" office:value-type="float" office:value="0.0016360004631446" calcext:value-type="float">
            <text:p>0,001636000463145</text:p>
          </table:table-cell>
          <table:table-cell table:number-columns-repeated="1021"/>
        </table:table-row>
        <table:table-row table:style-name="ro3"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.52151032752956" calcext:value-type="float">
            <text:p>2,52151032752956</text:p>
          </table:table-cell>
          <table:table-cell table:style-name="ce26" office:value-type="float" office:value="-0.00281032752956101" calcext:value-type="float">
            <text:p>-0,002810327529561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gràfica" style:display-name="PageStyle_gràf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diment_20_de_20_regressió" style:display-name="PageStyle_procediment de regressió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ions" style:display-name="PageStyle_func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es" style:display-name="PageStyle_d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. Matematiques</meta:initial-creator>
    <dc:creator>renovi</dc:creator>
    <meta:creation-date>2005-02-17T11:58:58</meta:creation-date>
    <dc:date>2012-02-09T16:54:56</dc:date>
    <meta:generator>LibreOffice/6.0.7.3$Linux_X86_64 LibreOffice_project/00m0$Build-3</meta:generator>
    <meta:document-statistic meta:table-count="4" meta:cell-count="305" meta:object-count="2"/>
    <meta:user-defined meta:name="AppVersion">12.0000</meta:user-defined>
    <meta:user-defined meta:name="Company">U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5" style:family="chart">
      <style:graphic-properties svg:stroke-width="0.026cm" svg:stroke-color="#878787"/>
    </style:style>
    <style:style style:name="ch6" style:family="chart">
      <style:graphic-properties svg:stroke-width="0.026cm" svg:stroke-color="#b7b7b7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symbol-type="automatic" chart:symbol-width="0.176cm" chart:symbol-height="0.176cm" chart:link-data-style-to-source="true"/>
      <style:graphic-properties draw:stroke="none" svg:stroke-width="0.079cm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676cm" svg:height="7.012cm" xlink:href=".." xlink:type="simple" chart:class="chart:scatter" chart:style-name="ch1">
        <chart:plot-area chart:style-name="ch2" table:cell-range-address="funcions.A2:funcions.B19 funcions.B1:funcions.B1" chart:data-source-has-labels="row" svg:x="1.293cm" svg:y="0.14cm" svg:width="10.15cm" svg:height="5.702cm">
          <chartooo:coordinate-region svg:x="2.285cm" svg:y="0.34cm" svg:width="8.68cm" svg:height="4.855cm"/>
          <chart:axis chart:dimension="x" chart:name="primary-x" chart:style-name="ch3">
            <chart:title svg:x="4.557cm" svg:y="5.983cm" chart:style-name="ch4">
              <text:p>índex de refraccíó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3.849cm" chart:style-name="ch8">
              <text:p>densitat</text:p>
            </chart:title>
            <chart:grid chart:style-name="ch5" chart:class="major"/>
            <chart:grid chart:style-name="ch6" chart:class="minor"/>
          </chart:axis>
          <chart:series chart:style-name="ch9" chart:values-cell-range-address="funcions.B2:funcions.B19" chart:label-cell-address="funcions.B1:funcions.B1" chart:class="chart:scatter">
            <chart:domain table:cell-range-address="funcions.A2:funcions.A19"/>
            <chart:regression-curve chart:style-name="ch10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densitat</text:p>
                <draw:g>
                  <svg:desc>funcions.B1:funcio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139">
                <text:p>1.5139</text:p>
                <draw:g>
                  <svg:desc>funcions.A2:funcions.A19</svg:desc>
                </draw:g>
              </table:table-cell>
              <table:table-cell office:value-type="float" office:value="2.4801">
                <text:p>2.4801</text:p>
                <draw:g>
                  <svg:desc>funcions.B2:funcions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53">
                <text:p>1.5153</text:p>
              </table:table-cell>
              <table:table-cell office:value-type="float" office:value="2.4819">
                <text:p>2.4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155">
                <text:p>1.5155</text:p>
              </table:table-cell>
              <table:table-cell office:value-type="float" office:value="2.4791">
                <text:p>2.4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55">
                <text:p>1.5155</text:p>
              </table:table-cell>
              <table:table-cell office:value-type="float" office:value="2.4796">
                <text:p>2.4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56">
                <text:p>1.5156</text:p>
              </table:table-cell>
              <table:table-cell office:value-type="float" office:value="2.4773">
                <text:p>2.4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157">
                <text:p>1.5157</text:p>
              </table:table-cell>
              <table:table-cell office:value-type="float" office:value="2.4811">
                <text:p>2.4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158">
                <text:p>1.5158</text:p>
              </table:table-cell>
              <table:table-cell office:value-type="float" office:value="2.4765">
                <text:p>2.4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159">
                <text:p>1.5159</text:p>
              </table:table-cell>
              <table:table-cell office:value-type="float" office:value="2.4781">
                <text:p>2.4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6">
                <text:p>1.516</text:p>
              </table:table-cell>
              <table:table-cell office:value-type="float" office:value="2.4909">
                <text:p>2.4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161">
                <text:p>1.5161</text:p>
              </table:table-cell>
              <table:table-cell office:value-type="float" office:value="2.4843">
                <text:p>2.4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165">
                <text:p>1.5165</text:p>
              </table:table-cell>
              <table:table-cell office:value-type="float" office:value="2.4858">
                <text:p>2.4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78">
                <text:p>1.5178</text:p>
              </table:table-cell>
              <table:table-cell office:value-type="float" office:value="2.495">
                <text:p>2.4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81">
                <text:p>1.5181</text:p>
              </table:table-cell>
              <table:table-cell office:value-type="float" office:value="2.4922">
                <text:p>2.4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91">
                <text:p>1.5191</text:p>
              </table:table-cell>
              <table:table-cell office:value-type="float" office:value="2.5035">
                <text:p>2.5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227">
                <text:p>1.5227</text:p>
              </table:table-cell>
              <table:table-cell office:value-type="float" office:value="2.5086">
                <text:p>2.5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227">
                <text:p>1.5227</text:p>
              </table:table-cell>
              <table:table-cell office:value-type="float" office:value="2.5117">
                <text:p>2.5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232">
                <text:p>1.5232</text:p>
              </table:table-cell>
              <table:table-cell office:value-type="float" office:value="2.5146">
                <text:p>2.5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253">
                <text:p>1.5253</text:p>
              </table:table-cell>
              <table:table-cell office:value-type="float" office:value="2.5187">
                <text:p>2.5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symbol-type="automatic" chart:symbol-width="0.176cm" chart:symbol-height="0.176cm" chart:link-data-style-to-source="true"/>
      <style:graphic-properties draw:stroke="none" svg:stroke-width="0.079cm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52cm" svg:height="4.577cm" xlink:href=".." xlink:type="simple" chart:class="chart:scatter" chart:style-name="ch1">
        <chart:title svg:x="2.656cm" svg:y="0.227cm" chart:style-name="ch2">
          <text:p>Gràfica dels residus</text:p>
        </chart:title>
        <chart:plot-area chart:style-name="ch3" table:cell-range-address="funcions.A2:funcions.A19 'procediment de regressió'.C25:'procediment de regressió'.C42" svg:x="1.311cm" svg:y="1.441cm" svg:width="10.99cm" svg:height="2.015cm">
          <chartooo:coordinate-region svg:x="2.436cm" svg:y="1.64cm" svg:width="9.388cm" svg:height="1.617cm"/>
          <chart:axis chart:dimension="x" chart:name="primary-x" chart:style-name="ch4">
            <chart:title svg:x="6.226cm" svg:y="3.548cm" chart:style-name="ch5">
              <text:p>índex</text:p>
            </chart:title>
          </chart:axis>
          <chart:axis chart:dimension="y" chart:name="primary-y" chart:style-name="ch6">
            <chart:title svg:x="0.451cm" svg:y="3.266cm" chart:style-name="ch7">
              <text:p>Residus</text:p>
            </chart:title>
          </chart:axis>
          <chart:series chart:style-name="ch8" chart:values-cell-range-address="'procediment de regressió'.C25:'procediment de regressió'.C42" chart:class="chart:scatter">
            <chart:domain table:cell-range-address="funcions.A2:funcions.A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139">
                <text:p>1.5139</text:p>
                <draw:g>
                  <svg:desc>funcions.A2:funcions.A19</svg:desc>
                </draw:g>
              </table:table-cell>
              <table:table-cell office:value-type="float" office:value="0.00498402443084078">
                <text:p>0.00498402443084078</text:p>
                <draw:g>
                  <svg:desc>'procediment de regressió'.C25:'procediment de regressió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53">
                <text:p>1.5153</text:p>
              </table:table-cell>
              <table:table-cell office:value-type="float" office:value="0.00108647243570337">
                <text:p>0.00108647243570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155">
                <text:p>1.5155</text:p>
              </table:table-cell>
              <table:table-cell office:value-type="float" office:value="-0.00252746356360189">
                <text:p>-0.00252746356360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55">
                <text:p>1.5155</text:p>
              </table:table-cell>
              <table:table-cell office:value-type="float" office:value="-0.00202746356360173">
                <text:p>-0.00202746356360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56">
                <text:p>1.5156</text:p>
              </table:table-cell>
              <table:table-cell office:value-type="float" office:value="-0.00473443156325448">
                <text:p>-0.00473443156325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157">
                <text:p>1.5157</text:p>
              </table:table-cell>
              <table:table-cell office:value-type="float" office:value="-0.0013413995629068">
                <text:p>-0.0013413995629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158">
                <text:p>1.5158</text:p>
              </table:table-cell>
              <table:table-cell office:value-type="float" office:value="-0.00634836756255952">
                <text:p>-0.00634836756255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159">
                <text:p>1.5159</text:p>
              </table:table-cell>
              <table:table-cell office:value-type="float" office:value="-0.00515533556221248">
                <text:p>-0.00515533556221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6">
                <text:p>1.516</text:p>
              </table:table-cell>
              <table:table-cell office:value-type="float" office:value="0.0072376964381351">
                <text:p>0.0072376964381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161">
                <text:p>1.5161</text:p>
              </table:table-cell>
              <table:table-cell office:value-type="float" office:value="0.000230728438482597">
                <text:p>0.000230728438482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165">
                <text:p>1.5165</text:p>
              </table:table-cell>
              <table:table-cell office:value-type="float" office:value="0.000102856439871957">
                <text:p>0.000102856439871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78">
                <text:p>1.5178</text:p>
              </table:table-cell>
              <table:table-cell office:value-type="float" office:value="0.0040122724443874">
                <text:p>0.0040122724443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81">
                <text:p>1.5181</text:p>
              </table:table-cell>
              <table:table-cell office:value-type="float" office:value="-0.00000863155457020426">
                <text:p>-0.00000863155457020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91">
                <text:p>1.5191</text:p>
              </table:table-cell>
              <table:table-cell office:value-type="float" office:value="0.00722168844890359">
                <text:p>0.00722168844890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227">
                <text:p>1.5227</text:p>
              </table:table-cell>
              <table:table-cell office:value-type="float" office:value="-0.0023291595385917">
                <text:p>-0.0023291595385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227">
                <text:p>1.5227</text:p>
              </table:table-cell>
              <table:table-cell office:value-type="float" office:value="0.000770840461408184">
                <text:p>0.000770840461408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232">
                <text:p>1.5232</text:p>
              </table:table-cell>
              <table:table-cell office:value-type="float" office:value="0.0016360004631446">
                <text:p>0.0016360004631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253">
                <text:p>1.5253</text:p>
              </table:table-cell>
              <table:table-cell office:value-type="float" office:value="-0.00281032752956101">
                <text:p>-0.00281032752956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